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729cm"/>
    </style:style>
    <style:style style:name="co4" style:family="table-column">
      <style:table-column-properties fo:break-before="auto" style:column-width="4.521cm"/>
    </style:style>
    <style:style style:name="co5" style:family="table-column">
      <style:table-column-properties fo:break-before="auto" style:column-width="4.542cm"/>
    </style:style>
    <style:style style:name="co6" style:family="table-column">
      <style:table-column-properties fo:break-before="auto" style:column-width="4.5cm"/>
    </style:style>
    <style:style style:name="co7" style:family="table-column">
      <style:table-column-properties fo:break-before="auto" style:column-width="4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1.656cm" fo:break-before="auto" style:use-optimal-row-height="true"/>
    </style:style>
    <style:style style:name="ro5" style:family="table-row">
      <style:table-row-properties style:row-height="2.868cm" fo:break-before="auto" style:use-optimal-row-height="true"/>
    </style:style>
    <style:style style:name="ro6" style:family="table-row">
      <style:table-row-properties style:row-height="2.06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465a4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ackground-color="#b4c7dc" fo:border-left="none" fo:border-right="none" fo:border-top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style:font-name="Liberation Sans" style:font-name-asian="Segoe UI" style:font-name-complex="Tahoma"/>
    </style:style>
    <style:style style:name="ce7" style:family="table-cell" style:parent-style-name="Default" style:data-style-name="N37"/>
    <style:style style:name="ce8" style:family="table-cell" style:parent-style-name="Default" style:data-style-name="N37">
      <style:table-cell-properties fo:background-color="#b4c7dc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5983b0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15" style:family="table-cell" style:parent-style-name="Default" style:data-style-name="N11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5983b0" fo:wrap-option="wrap" style:vertical-align="top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fo:wrap-option="wrap" style:vertical-align="top"/>
    </style:style>
    <style:style style:name="ce51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wrap-option="wrap" style:vertical-align="top"/>
    </style:style>
    <style:style style:name="ce24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</style:style>
    <style:style style:name="ce21" style:family="table-cell" style:parent-style-name="Default">
      <style:table-cell-properties fo:background-color="#5983b0" fo:wrap-option="wrap" style:vertical-align="top"/>
    </style:style>
    <style:style style:name="ce22" style:family="table-cell" style:parent-style-name="Default">
      <style:table-cell-properties fo:background-color="#999999" fo:wrap-option="wrap" style:vertical-align="top"/>
    </style:style>
    <style:style style:name="ce23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</style:style>
    <style:style style:name="ce45" style:family="table-cell" style:parent-style-name="Default">
      <style:table-cell-properties fo:background-color="transparent" fo:wrap-option="wrap" style:vertical-align="top"/>
    </style:style>
    <style:style style:name="ce25" style:family="table-cell" style:parent-style-name="Default">
      <style:table-cell-properties fo:background-color="#5983b0" fo:wrap-option="wrap" style:vertical-align="top"/>
    </style:style>
    <style:style style:name="ce26" style:family="table-cell" style:parent-style-name="Default">
      <style:table-cell-properties fo:background-color="#999999" fo:wrap-option="wrap" style:vertical-align="top"/>
    </style:style>
    <style:style style:name="ce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42" style:family="table-cell" style:parent-style-name="Default">
      <style:table-cell-properties fo:wrap-option="wrap" style:vertical-align="top"/>
    </style:style>
    <style:style style:name="ce28" style:family="table-cell" style:parent-style-name="Default">
      <style:table-cell-properties fo:border-bottom="0.74pt solid #000000" fo:wrap-option="wrap" fo:border-left="none" fo:border-right="none" fo:border-top="none" style:vertical-align="top"/>
    </style:style>
    <style:style style:name="ce29" style:family="table-cell" style:parent-style-name="Default" style:data-style-name="N11">
      <style:table-cell-properties fo:wrap-option="wrap" style:vertical-align="top"/>
    </style:style>
    <style:style style:name="ce44" style:family="table-cell" style:parent-style-name="Default">
      <style:table-cell-properties style:vertical-align="top"/>
    </style:style>
    <style:style style:name="ce65" style:family="table-cell" style:parent-style-name="Default">
      <style:table-cell-properties fo:wrap-option="wrap" style:vertical-align="top"/>
      <style:text-properties style:use-window-font-color="true"/>
    </style:style>
    <style:style style:name="ce66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/>
    </style:style>
    <style:style style:name="ce67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5983b0" fo:wrap-option="wrap" style:vertical-align="top"/>
    </style:style>
    <style:style style:name="ce69" style:family="table-cell" style:parent-style-name="Default">
      <style:table-cell-properties fo:background-color="#999999" fo:wrap-option="wrap" style:vertical-align="top"/>
    </style:style>
    <style:style style:name="ce7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71" style:family="table-cell" style:parent-style-name="Default">
      <style:table-cell-properties fo:background-color="#5983b0" fo:wrap-option="wrap" style:vertical-align="top"/>
    </style:style>
    <style:style style:name="ce72" style:family="table-cell" style:parent-style-name="Default">
      <style:table-cell-properties fo:background-color="#999999" fo:wrap-option="wrap" style:vertical-align="top"/>
    </style:style>
    <style:style style:name="ce7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74" style:family="table-cell" style:parent-style-name="Default">
      <style:table-cell-properties fo:background-color="#5983b0" fo:wrap-option="wrap" style:vertical-align="top"/>
    </style:style>
    <style:style style:name="ce75" style:family="table-cell" style:parent-style-name="Default">
      <style:table-cell-properties fo:background-color="#999999" fo:wrap-option="wrap" style:vertical-align="top"/>
    </style:style>
    <style:style style:name="ce7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20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fo:color="#b2b2b2"/>
    </style:style>
    <style:style style:name="ce78" style:family="table-cell" style:parent-style-name="Default">
      <style:table-cell-properties fo:background-color="#5983b0" fo:wrap-option="wrap" style:vertical-align="top"/>
    </style:style>
    <style:style style:name="ce79" style:family="table-cell" style:parent-style-name="Default">
      <style:table-cell-properties fo:background-color="#999999" fo:wrap-option="wrap" style:vertical-align="top"/>
    </style:style>
    <style:style style:name="ce8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18" style:family="table-cell" style:parent-style-name="Default">
      <style:table-cell-properties fo:wrap-option="wrap" style:vertical-align="top"/>
      <style:text-properties fo:color="#b2b2b2"/>
    </style:style>
    <style:style style:name="ce82" style:family="table-cell" style:parent-style-name="Default">
      <style:table-cell-properties fo:background-color="#5983b0" fo:wrap-option="wrap" style:vertical-align="top"/>
    </style:style>
    <style:style style:name="ce83" style:family="table-cell" style:parent-style-name="Default">
      <style:table-cell-properties fo:background-color="#999999" fo:wrap-option="wrap" style:vertical-align="top"/>
    </style:style>
    <style:style style:name="ce8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b2b2b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2:.$A$6])" table:allow-empty-cell="false" table:display-list="unsorted" table:base-cell-address="'Misc.'.C26">
          <table:error-message table:message-type="stop" table:display="true"/>
        </table:content-validation>
      </table:content-validations>
      <table:table table:name="Overview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Test Plan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Website</text:p>
          </table:table-cell>
          <table:table-cell office:value-type="string" calcext:value-type="string">
            <text:p>dorinedeen.wordpress.com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est Type</text:p>
          </table:table-cell>
          <table:table-cell office:value-type="string" calcext:value-type="string">
            <text:p>UI testing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rogramming Language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ramework</text:p>
          </table:table-cell>
          <table:table-cell office:value-type="string" calcext:value-type="string">
            <text:p>Playwrigh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ested Browsers</text:p>
          </table:table-cell>
          <table:table-cell table:style-name="ce36" office:value-type="string" calcext:value-type="string">
            <text:p>Chromium, Firefox, and WebKit 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rt Date</text:p>
          </table:table-cell>
          <table:table-cell table:style-name="ce7" office:value-type="date" office:date-value="2024-09-13" calcext:value-type="date">
            <text:p>13/09/2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arget Date of Completion</text:p>
          </table:table-cell>
          <table:table-cell table:style-name="ce7" office:value-type="date" office:date-value="2024-10-11" calcext:value-type="date">
            <text:p>11/10/24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7"/>
          <table:table-cell table:number-columns-repeated="5"/>
        </table:table-row>
        <table:table-row table:style-name="ro1">
          <table:table-cell table:style-name="ce4" office:value-type="string" calcext:value-type="string">
            <text:p>Overview</text:p>
          </table:table-cell>
          <table:table-cell table:style-name="ce8" office:value-type="string" calcext:value-type="string">
            <text:p>Not Tested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Blocked</text:p>
          </table:table-cell>
          <table:table-cell table:style-name="ce12" office:value-type="string" calcext:value-type="string">
            <text:p>Progress</text:p>
          </table:table-cell>
        </table:table-row>
        <table:table-row table:style-name="ro1">
          <table:table-cell table:style-name="ce2" office:value-type="string" calcext:value-type="string">
            <text:p>Home</text:p>
          </table:table-cell>
          <table:table-cell table:style-name="ce9" table:formula="of:=[$Home.$D$2]" office:value-type="float" office:value="6" calcext:value-type="float">
            <text:p>6</text:p>
          </table:table-cell>
          <table:table-cell table:style-name="ce9" table:formula="of:=[$Home.$D$3]" office:value-type="float" office:value="0" calcext:value-type="float">
            <text:p>0</text:p>
          </table:table-cell>
          <table:table-cell table:style-name="ce9" table:formula="of:=[$Home.$D$4]" office:value-type="float" office:value="0" calcext:value-type="float">
            <text:p>0</text:p>
          </table:table-cell>
          <table:table-cell table:style-name="ce9" table:formula="of:=[$Home.$D$5]" office:value-type="float" office:value="0" calcext:value-type="float">
            <text:p>0</text:p>
          </table:table-cell>
          <table:table-cell table:style-name="ce9" table:formula="of:=[$Home.$D$6]" office:value-type="float" office:value="0" calcext:value-type="float">
            <text:p>0</text:p>
          </table:table-cell>
          <table:table-cell table:style-name="ce13" table:formula="of:=[$Home.$D$7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string" calcext:value-type="string">
            <text:p>Gallery</text:p>
          </table:table-cell>
          <table:table-cell table:style-name="ce9" table:formula="of:=[$Gallery.$D$2]" office:value-type="float" office:value="6" calcext:value-type="float">
            <text:p>6</text:p>
          </table:table-cell>
          <table:table-cell table:style-name="ce9" table:formula="of:=[$Gallery.$D$3]" office:value-type="float" office:value="0" calcext:value-type="float">
            <text:p>0</text:p>
          </table:table-cell>
          <table:table-cell table:style-name="ce9" table:formula="of:=[$Gallery.$D$4]" office:value-type="float" office:value="0" calcext:value-type="float">
            <text:p>0</text:p>
          </table:table-cell>
          <table:table-cell table:style-name="ce9" table:formula="of:=[$Gallery.$D$5]" office:value-type="float" office:value="0" calcext:value-type="float">
            <text:p>0</text:p>
          </table:table-cell>
          <table:table-cell table:style-name="ce9" table:formula="of:=[$Gallery.$D$6]" office:value-type="float" office:value="0" calcext:value-type="float">
            <text:p>0</text:p>
          </table:table-cell>
          <table:table-cell table:style-name="ce13" table:formula="of:=[$Gallery.$D$7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string" calcext:value-type="string">
            <text:p>Commissions</text:p>
          </table:table-cell>
          <table:table-cell table:style-name="ce9" table:formula="of:=[$Commissions.$D$2]" office:value-type="float" office:value="14" calcext:value-type="float">
            <text:p>14</text:p>
          </table:table-cell>
          <table:table-cell table:style-name="ce9" table:formula="of:=[$Commissions.$D$3]" office:value-type="float" office:value="0" calcext:value-type="float">
            <text:p>0</text:p>
          </table:table-cell>
          <table:table-cell table:style-name="ce9" table:formula="of:=[$Commissions.$D$4]" office:value-type="float" office:value="0" calcext:value-type="float">
            <text:p>0</text:p>
          </table:table-cell>
          <table:table-cell table:style-name="ce9" table:formula="of:=[$Commissions.$D$5]" office:value-type="float" office:value="0" calcext:value-type="float">
            <text:p>0</text:p>
          </table:table-cell>
          <table:table-cell table:style-name="ce9" table:formula="of:=[$Commissions.$D$6]" office:value-type="float" office:value="0" calcext:value-type="float">
            <text:p>0</text:p>
          </table:table-cell>
          <table:table-cell table:style-name="ce13" table:formula="of:=[$Commissions.$D$7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string" calcext:value-type="string">
            <text:p>Contact</text:p>
          </table:table-cell>
          <table:table-cell table:style-name="ce9" table:formula="of:=[$Contact.$D$2]" office:value-type="float" office:value="4" calcext:value-type="float">
            <text:p>4</text:p>
          </table:table-cell>
          <table:table-cell table:style-name="ce9" table:formula="of:=[$Contact.$D$3]" office:value-type="float" office:value="0" calcext:value-type="float">
            <text:p>0</text:p>
          </table:table-cell>
          <table:table-cell table:style-name="ce9" table:formula="of:=[$Contact.$D$4]" office:value-type="float" office:value="0" calcext:value-type="float">
            <text:p>0</text:p>
          </table:table-cell>
          <table:table-cell table:style-name="ce9" table:formula="of:=[$Contact.$D$5]" office:value-type="float" office:value="0" calcext:value-type="float">
            <text:p>0</text:p>
          </table:table-cell>
          <table:table-cell table:style-name="ce9" table:formula="of:=[$Contact.$D$6]" office:value-type="float" office:value="0" calcext:value-type="float">
            <text:p>0</text:p>
          </table:table-cell>
          <table:table-cell table:style-name="ce13" table:formula="of:=[$Contact.$D$7]" office:value-type="percentage" office:value="0" calcext:value-type="percentage">
            <text:p>0.00%</text:p>
          </table:table-cell>
        </table:table-row>
        <table:table-row table:style-name="ro1">
          <table:table-cell table:style-name="ce5" office:value-type="string" calcext:value-type="string">
            <text:p>Misc.</text:p>
          </table:table-cell>
          <table:table-cell table:style-name="ce10" table:formula="of:=[$'Misc.'.$D$2]" office:value-type="float" office:value="13" calcext:value-type="float">
            <text:p>13</text:p>
          </table:table-cell>
          <table:table-cell table:style-name="ce10" table:formula="of:=[$'Misc.'.D3]" office:value-type="float" office:value="0" calcext:value-type="float">
            <text:p>0</text:p>
          </table:table-cell>
          <table:table-cell table:style-name="ce10" table:formula="of:=[$'Misc.'.D4]" office:value-type="float" office:value="0" calcext:value-type="float">
            <text:p>0</text:p>
          </table:table-cell>
          <table:table-cell table:style-name="ce10" table:formula="of:=[$'Misc.'.D5]" office:value-type="float" office:value="0" calcext:value-type="float">
            <text:p>0</text:p>
          </table:table-cell>
          <table:table-cell table:style-name="ce10" table:formula="of:=[$'Misc.'.D6]" office:value-type="float" office:value="0" calcext:value-type="float">
            <text:p>0</text:p>
          </table:table-cell>
          <table:table-cell table:style-name="ce14" table:formula="of:=[$'Misc.'.D7]" office:value-type="percentage" office:value="0" calcext:value-type="percentage">
            <text:p>0.00%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1" table:formula="of:=SUM([.B11:.B15])" office:value-type="float" office:value="43" calcext:value-type="float">
            <text:p>43</text:p>
          </table:table-cell>
          <table:table-cell table:style-name="ce11" table:formula="of:=SUM([.C11:.C15])" office:value-type="float" office:value="0" calcext:value-type="float">
            <text:p>0</text:p>
          </table:table-cell>
          <table:table-cell table:style-name="ce11" table:formula="of:=SUM([.D11:.D15])" office:value-type="float" office:value="0" calcext:value-type="float">
            <text:p>0</text:p>
          </table:table-cell>
          <table:table-cell table:style-name="ce11" table:formula="of:=SUM([.E11:.E15])" office:value-type="float" office:value="0" calcext:value-type="float">
            <text:p>0</text:p>
          </table:table-cell>
          <table:table-cell table:style-name="ce11" table:formula="of:=SUM([.F11:.F15])" office:value-type="float" office:value="0" calcext:value-type="float">
            <text:p>0</text:p>
          </table:table-cell>
          <table:table-cell table:style-name="ce15" table:formula="of:=SUM([.G11:.G15])/COUNT([.G11:.G15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</table:table>
      <table:table table:name="Misc." table:style-name="ta1">
        <office:forms form:automatic-focus="false" form:apply-design-mode="false"/>
        <table:table-column table:style-name="co3" table:default-cell-style-name="ce19"/>
        <table:table-column table:style-name="co2" table:number-columns-repeated="3" table:default-cell-style-name="ce19"/>
        <table:table-column table:style-name="co2" table:default-cell-style-name="ce44"/>
        <table:table-row table:style-name="ro2">
          <table:table-cell table:style-name="ce16" office:value-type="string" calcext:value-type="string">
            <text:p>Misc.</text:p>
          </table:table-cell>
          <table:table-cell/>
          <table:table-cell table:style-name="ce21" office:value-type="string" calcext:value-type="string">
            <text:p>Result</text:p>
          </table:table-cell>
          <table:table-cell table:style-name="ce21" office:value-type="string" calcext:value-type="string">
            <text:p>Progress (count)</text:p>
          </table:table-cell>
          <table:table-cell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formula="of:=COUNTIF([.$C$17:.$C$511]; [.C2]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51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  <text:p/>
            <text:p><text:span text:style-name="T1">- site header</text:span></text:p>
            <text:p><text:span text:style-name="T1">- site footer</text:span></text:p>
            <text:p>- cookies banner</text:p>
          </table:table-cell>
          <table:table-cell/>
          <table:table-cell table:style-name="ce17" office:value-type="string" calcext:value-type="string">
            <text:p>Pass</text:p>
          </table:table-cell>
          <table:table-cell table:formula="of:=COUNTIF([.$C$17:.$C$511]; [.C3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51"/>
          <table:table-cell/>
          <table:table-cell table:style-name="ce17" office:value-type="string" calcext:value-type="string">
            <text:p>Fail</text:p>
          </table:table-cell>
          <table:table-cell table:formula="of:=COUNTIF([.$C$17:.$C$511]; [.C4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51"/>
          <table:table-cell/>
          <table:table-cell table:style-name="ce17" office:value-type="string" calcext:value-type="string">
            <text:p>N/A</text:p>
          </table:table-cell>
          <table:table-cell table:formula="of:=COUNTIF([.$C$17:.$C$511]; [.C5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51"/>
          <table:table-cell/>
          <table:table-cell table:style-name="ce24" office:value-type="string" calcext:value-type="string">
            <text:p>Blocked</text:p>
          </table:table-cell>
          <table:table-cell table:style-name="ce28" table:formula="of:=COUNTIF([.$C$17:.$C$511]; [.C6])" office:value-type="float" office:value="0" calcext:value-type="float">
            <text:p>0</text:p>
          </table:table-cell>
          <table:table-cell/>
        </table:table-row>
        <table:table-row table:style-name="ro2">
          <table:covered-table-cell table:style-name="ce51"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/>
        </table:table-row>
        <table:table-row table:style-name="ro2">
          <table:table-cell table:style-name="ce51"/>
          <table:table-cell/>
          <table:table-cell table:style-name="ce45"/>
          <table:table-cell table:style-name="ce29"/>
          <table:table-cell/>
        </table:table-row>
        <table:table-row table:style-name="ro1">
          <table:table-cell table:style-name="ce16" office:value-type="string" calcext:value-type="string">
            <text:p>Cookies Banner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/>
        </table:table-row>
        <table:table-row table:style-name="ro3">
          <table:table-cell office:value-type="string" calcext:value-type="string">
            <text:p>1. Navigate to the site’s home page for the first time.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2">
          <table:table-cell table:style-name="ce24" office:value-type="string" calcext:value-type="string">
            <text:p>The banner about cookies should display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4">
          <table:table-cell office:value-type="string" calcext:value-type="string">
            <text:p>1. Navigate to the site’s home page for the first time.</text:p>
            <text:p>2. Click on the button “Accept” on the cookies banner.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2">
          <table:table-cell table:style-name="ce24" office:value-type="string" calcext:value-type="string">
            <text:p>The banner about cookies should no longer display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4">
          <table:table-cell office:value-type="string" calcext:value-type="string">
            <text:p>1. If applicable: Navigate to the site’s home page for the first time.</text:p>
            <text:p><text:span text:style-name="T1">2. Click on the button “Decline” on the cookies banner.</text:span>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3">
          <table:table-cell table:style-name="ce24" office:value-type="string" calcext:value-type="string">
            <text:p>A message should appear to either set the cookies settings or warn the user about not being able to use the website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6" office:value-type="string" calcext:value-type="string">
            <text:p>Site Header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/>
        </table:table-row>
        <table:table-row table:style-name="ro2">
          <table:table-cell office:value-type="string" calcext:value-type="string">
            <text:p>1. Navigate to the site’s home page.</text:p>
            <text:p>2. Observe the site header.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1">
          <table:table-cell table:style-name="ce24" office:value-type="string" calcext:value-type="string">
            <text:p>Logo is visible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24" office:value-type="string" calcext:value-type="string">
            <text:p>Website title and tag line are visible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24" office:value-type="string" calcext:value-type="string">
            <text:p>buttons linking to social media display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24" office:value-type="string" calcext:value-type="string">
            <text:p>Ribbon with the website pages display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5">
          <table:table-cell office:value-type="string" calcext:value-type="string">
            <text:p>1. Navigate to the site’s home page.</text:p>
            <text:p>2. Navigate to Gallery.</text:p>
            <text:p>3. Observe the site header.</text:p>
            <text:p>4. Navigate to Commissions.</text:p>
            <text:p>5. Observe the site header.</text:p>
            <text:p>6. Navigate to Contact.</text:p>
            <text:p>7. Observe the site header.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1">
          <table:table-cell table:style-name="ce24" office:value-type="string" calcext:value-type="string">
            <text:p>Site header present on every page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3">
          <table:table-cell office:value-type="string" calcext:value-type="string">
            <text:p>1. Navigate to the site’s home page.</text:p>
            <text:p>2. From the ribbon under the site header, select the button “GALLERY”.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2">
          <table:table-cell table:style-name="ce24" office:value-type="string" calcext:value-type="string">
            <text:p>The displaying page should now be the Gallery page (/gallery)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MMISSIONS”.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2">
          <table:table-cell table:style-name="ce24" office:value-type="string" calcext:value-type="string">
            <text:p>The displaying page should now be the Commissions page (/commission)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NTACT”.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2">
          <table:table-cell table:style-name="ce24" office:value-type="string" calcext:value-type="string">
            <text:p>The displaying page should now be the Contact page (/contact)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HOME”.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2">
          <table:table-cell table:style-name="ce24" office:value-type="string" calcext:value-type="string">
            <text:p>The displaying page should now be the Home page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ce16" office:value-type="string" calcext:value-type="string">
            <text:p>Site Footer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/>
        </table:table-row>
        <table:table-row table:style-name="ro2">
          <table:table-cell office:value-type="string" calcext:value-type="string">
            <text:p>1. Navigate to the site’s home page.</text:p>
            <text:p>2. Observe the site footer.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2">
          <table:table-cell table:style-name="ce24" office:value-type="string" calcext:value-type="string">
            <text:p>Social media text buttons with hyperlinks display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2">
          <table:table-cell table:style-name="ce24" office:value-type="string" calcext:value-type="string">
            <text:p>Website’s title visible with hyperlink to homepage visible and functional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3">
          <table:table-cell table:style-name="ce24" office:value-type="string" calcext:value-type="string">
            <text:p>Wordpress logo with hyperlink linking to Wordpress website visible and functional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5">
          <table:table-cell office:value-type="string" calcext:value-type="string">
            <text:p>1. Navigate to the site’s home page.</text:p>
            <text:p>2. Navigate to Gallery.</text:p>
            <text:p>3. Observe the site footer.</text:p>
            <text:p>4. Navigate to Commissions.</text:p>
            <text:p>5. Observe the site footer.</text:p>
            <text:p>6. Navigate to Contact.</text:p>
            <text:p>7. Observe the site footer.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1">
          <table:table-cell table:style-name="ce24" office:value-type="string" calcext:value-type="string">
            <text:p>Site footer present on every page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 table:number-rows-repeated="469">
          <table:table-cell table:number-columns-repeated="2"/>
          <table:table-cell table:style-name="ce42"/>
          <table:table-cell table:number-columns-repeated="2"/>
        </table:table-row>
        <table:table-row table:style-name="ro1" table:number-rows-repeated="1048066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'Misc.'.C9:'Misc.'.C15 'Misc.'.C17:'Misc.'.C32 'Misc.'.C34:'Misc.'.C509">
            <calcext:condition calcext:apply-style-name="Good" calcext:value="contains-text(&quot;Pass&quot;)" calcext:base-cell-address="'Misc.'.C9"/>
          </calcext:conditional-format>
          <calcext:conditional-format calcext:target-range-address="'Misc.'.C9:'Misc.'.C15 'Misc.'.C17:'Misc.'.C32 'Misc.'.C34:'Misc.'.C509">
            <calcext:condition calcext:apply-style-name="Error" calcext:value="contains-text(&quot;Fail&quot;)" calcext:base-cell-address="'Misc.'.C9"/>
          </calcext:conditional-format>
          <calcext:conditional-format calcext:target-range-address="'Misc.'.C9:'Misc.'.C15 'Misc.'.C17:'Misc.'.C32 'Misc.'.C34:'Misc.'.C509">
            <calcext:condition calcext:apply-style-name="Accent 2" calcext:value="contains-text(&quot;N/A&quot;)" calcext:base-cell-address="'Misc.'.C9"/>
          </calcext:conditional-format>
          <calcext:conditional-format calcext:target-range-address="'Misc.'.C9:'Misc.'.C15 'Misc.'.C17:'Misc.'.C32 'Misc.'.C34:'Misc.'.C509">
            <calcext:condition calcext:apply-style-name="Neutral" calcext:value="contains-text(&quot;Blocked&quot;)" calcext:base-cell-address="'Misc.'.C9"/>
          </calcext:conditional-format>
        </calcext:conditional-formats>
      </table:table>
      <table:table table:name="Home" table:style-name="ta1">
        <table:table-column table:style-name="co4" table:default-cell-style-name="ce51"/>
        <table:table-column table:style-name="co2" table:default-cell-style-name="ce51"/>
        <table:table-column table:style-name="co2" table:default-cell-style-name="ce70"/>
        <table:table-column table:style-name="co2" table:default-cell-style-name="ce51"/>
        <table:table-row table:style-name="ro2">
          <table:table-cell table:style-name="ce16" office:value-type="string" calcext:value-type="string">
            <text:p>Home</text:p>
          </table:table-cell>
          <table:table-cell/>
          <table:table-cell table:style-name="ce21" office:value-type="string" calcext:value-type="string">
            <text:p>Result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formula="of:=COUNTIF([.$C$9:.$C$505]; [.C2])" office:value-type="float" office:value="6" calcext:value-type="float">
            <text:p>6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formula="of:=COUNTIF([.$C$9:.$C$505]; [.C3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formula="of:=COUNTIF([.$C$9:.$C$505]; [.C4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formula="of:=COUNTIF([.$C$9:.$C$505]; [.C5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style-name="ce28" table:formula="of:=COUNTIF([.$C$9:.$C$505]; [.C6])" office:value-type="float" office:value="0" calcext:value-type="float">
            <text:p>0</text:p>
          </table:table-cell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51"/>
          <table:table-cell/>
        </table:table-row>
        <table:table-row table:style-name="ro1">
          <table:table-cell table:style-name="ce16" office:value-type="string" calcext:value-type="string">
            <text:p>Home page link tree</text:p>
          </table:table-cell>
          <table:table-cell table:style-name="ce21" office:value-type="string" calcext:value-type="string">
            <text:p>Notes</text:p>
          </table:table-cell>
          <table:table-cell table:style-name="ce68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<text:span text:style-name="T2">1. Navigate to the home page.</text:span></text:p>
            <text:p><text:span text:style-name="T2">2. Observe the links tree.</text:span></text:p>
          </table:table-cell>
          <table:table-cell table:style-name="ce22"/>
          <table:table-cell table:style-name="ce69"/>
          <table:table-cell table:style-name="ce22"/>
        </table:table-row>
        <table:table-row table:style-name="ro3">
          <table:table-cell table:style-name="ce66" office:value-type="string" calcext:value-type="string">
            <text:p>Ensure there is a link set for every buttons of the links tree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2">
          <table:table-cell table:style-name="ce66" office:value-type="string" calcext:value-type="string">
            <text:p>The background image display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51"/>
          <table:table-cell/>
        </table:table-row>
        <table:table-row table:style-name="ro1">
          <table:table-cell table:style-name="ce16" office:value-type="string" calcext:value-type="string">
            <text:p>Home page main content</text:p>
          </table:table-cell>
          <table:table-cell table:style-name="ce21" office:value-type="string" calcext:value-type="string">
            <text:p>Notes</text:p>
          </table:table-cell>
          <table:table-cell table:style-name="ce68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4">
          <table:table-cell office:value-type="string" calcext:value-type="string">
            <text:p><text:span text:style-name="T3">1. Navigate to the home page.</text:span></text:p>
            <text:p><text:span text:style-name="T3">2. Observe the content body under the links tree.</text:span></text:p>
          </table:table-cell>
          <table:table-cell table:style-name="ce22"/>
          <table:table-cell table:style-name="ce69"/>
          <table:table-cell table:style-name="ce22"/>
        </table:table-row>
        <table:table-row table:style-name="ro1">
          <table:table-cell table:style-name="ce66" office:value-type="string" calcext:value-type="string">
            <text:p>Logo display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style-name="ce66" office:value-type="string" calcext:value-type="string">
            <text:p>Title display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style-name="ce66" office:value-type="string" calcext:value-type="string">
            <text:p>Text content is visible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51"/>
          <table:table-cell/>
        </table:table-row>
        <table:table-row table:style-name="ro2">
          <table:table-cell table:style-name="ce16" office:value-type="string" calcext:value-type="string">
            <text:p>Home page GET IN TOUCH</text:p>
          </table:table-cell>
          <table:table-cell table:style-name="ce21" office:value-type="string" calcext:value-type="string">
            <text:p>Notes</text:p>
          </table:table-cell>
          <table:table-cell table:style-name="ce68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6">
          <table:table-cell office:value-type="string" calcext:value-type="string">
            <text:p>1. Navigate to the home page.</text:p>
            <text:p><text:span text:style-name="T1">2. Click on the “GET IN TOUCH” button under the content body.</text:span></text:p>
          </table:table-cell>
          <table:table-cell table:style-name="ce22"/>
          <table:table-cell table:style-name="ce69"/>
          <table:table-cell table:style-name="ce22"/>
        </table:table-row>
        <table:table-row table:style-name="ro2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style-name="ce28"/>
        </table:table-row>
        <calcext:conditional-formats>
          <calcext:conditional-format calcext:target-range-address="Home.C20:Home.C22 Home.C14:Home.C18 Home.C9:Home.C12">
            <calcext:condition calcext:apply-style-name="Good" calcext:value="contains-text(&quot;Pass&quot;)" calcext:base-cell-address="Home.C9"/>
          </calcext:conditional-format>
          <calcext:conditional-format calcext:target-range-address="Home.C20:Home.C22 Home.C14:Home.C18 Home.C9:Home.C12">
            <calcext:condition calcext:apply-style-name="Error" calcext:value="contains-text(&quot;Fail&quot;)" calcext:base-cell-address="Home.C9"/>
          </calcext:conditional-format>
          <calcext:conditional-format calcext:target-range-address="Home.C20:Home.C22 Home.C14:Home.C18 Home.C9:Home.C12">
            <calcext:condition calcext:apply-style-name="Accent 2" calcext:value="contains-text(&quot;N/A&quot;)" calcext:base-cell-address="Home.C9"/>
          </calcext:conditional-format>
          <calcext:conditional-format calcext:target-range-address="Home.C20:Home.C22 Home.C14:Home.C18 Home.C9:Home.C12">
            <calcext:condition calcext:apply-style-name="Neutral" calcext:value="contains-text(&quot;Blocked&quot;)" calcext:base-cell-address="Home.C9"/>
          </calcext:conditional-format>
        </calcext:conditional-formats>
      </table:table>
      <table:table table:name="Gallery" table:style-name="ta1">
        <table:table-column table:style-name="co5" table:default-cell-style-name="ce51"/>
        <table:table-column table:style-name="co2" table:default-cell-style-name="ce51"/>
        <table:table-column table:style-name="co2" table:default-cell-style-name="ce73"/>
        <table:table-column table:style-name="co2" table:default-cell-style-name="ce28"/>
        <table:table-row table:style-name="ro2">
          <table:table-cell table:style-name="ce16" office:value-type="string" calcext:value-type="string">
            <text:p>Gallery</text:p>
          </table:table-cell>
          <table:table-cell/>
          <table:table-cell table:style-name="ce21" office:value-type="string" calcext:value-type="string">
            <text:p>Result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51" table:formula="of:=COUNTIF([.$C$9:.$C$502]; [.C2])" office:value-type="float" office:value="6" calcext:value-type="float">
            <text:p>6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51" table:formula="of:=COUNTIF([.$C$9:.$C$502]; [.C3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style-name="ce51" table:formula="of:=COUNTIF([.$C$9:.$C$502]; [.C4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style-name="ce51" table:formula="of:=COUNTIF([.$C$9:.$C$502]; [.C5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formula="of:=COUNTIF([.$C$9:.$C$502]; [.C6])" office:value-type="float" office:value="0" calcext:value-type="float">
            <text:p>0</text:p>
          </table:table-cell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51" table:number-columns-repeated="2"/>
        </table:table-row>
        <table:table-row table:style-name="ro2">
          <table:table-cell table:style-name="ce16" office:value-type="string" calcext:value-type="string">
            <text:p>Gallery page header and main content</text:p>
          </table:table-cell>
          <table:table-cell table:style-name="ce21" office:value-type="string" calcext:value-type="string">
            <text:p>Notes</text:p>
          </table:table-cell>
          <table:table-cell table:style-name="ce71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1. From the Home page, navigate to the GALLERY page.</text:p>
          </table:table-cell>
          <table:table-cell table:style-name="ce22"/>
          <table:table-cell table:style-name="ce72"/>
          <table:table-cell table:style-name="ce22"/>
        </table:table-row>
        <table:table-row table:style-name="ro3">
          <table:table-cell table:style-name="ce66" office:value-type="string" calcext:value-type="string">
            <text:p>The page header should display the page title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table:style-name="ce66" office:value-type="string" calcext:value-type="string">
            <text:p>Page URL should contain “/gallery”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6">
          <table:table-cell office:value-type="string" calcext:value-type="string">
            <text:p>1. From the Home page, navigate to the GALLERY page.</text:p>
            <text:p>2. Observe the body of the page.</text:p>
          </table:table-cell>
          <table:table-cell table:style-name="ce22"/>
          <table:table-cell table:style-name="ce72"/>
          <table:table-cell table:style-name="ce22"/>
        </table:table-row>
        <table:table-row table:style-name="ro1">
          <table:table-cell table:style-name="ce66" office:value-type="string" calcext:value-type="string">
            <text:p>Images should display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table:style-name="ce66" office:value-type="string" calcext:value-type="string">
            <text:p>Each image should have a caption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table:style-name="ce66" office:value-type="string" calcext:value-type="string">
            <text:p>No button should have a link, but all should have text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number-columns-repeated="2"/>
          <table:table-cell table:style-name="ce51" table:number-columns-repeated="2"/>
        </table:table-row>
        <table:table-row table:style-name="ro2">
          <table:table-cell table:style-name="ce16" office:value-type="string" calcext:value-type="string">
            <text:p>Gallery page GET IN TOUCH</text:p>
          </table:table-cell>
          <table:table-cell table:style-name="ce21" office:value-type="string" calcext:value-type="string">
            <text:p>Notes</text:p>
          </table:table-cell>
          <table:table-cell table:style-name="ce71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7">
          <table:table-cell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22"/>
          <table:table-cell table:style-name="ce72"/>
          <table:table-cell table:style-name="ce22"/>
        </table:table-row>
        <table:table-row table:style-name="ro2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calcext:conditional-formats>
          <calcext:conditional-format calcext:target-range-address="Gallery.C18:Gallery.C20 Gallery.C9:Gallery.C16">
            <calcext:condition calcext:apply-style-name="Good" calcext:value="contains-text(&quot;Pass&quot;)" calcext:base-cell-address="Gallery.C9"/>
          </calcext:conditional-format>
          <calcext:conditional-format calcext:target-range-address="Gallery.C18:Gallery.C20 Gallery.C9:Gallery.C16">
            <calcext:condition calcext:apply-style-name="Error" calcext:value="contains-text(&quot;Fail&quot;)" calcext:base-cell-address="Gallery.C9"/>
          </calcext:conditional-format>
          <calcext:conditional-format calcext:target-range-address="Gallery.C18:Gallery.C20 Gallery.C9:Gallery.C16">
            <calcext:condition calcext:apply-style-name="Accent 2" calcext:value="contains-text(&quot;N/A&quot;)" calcext:base-cell-address="Gallery.C9"/>
          </calcext:conditional-format>
          <calcext:conditional-format calcext:target-range-address="Gallery.C18:Gallery.C20 Gallery.C9:Gallery.C16">
            <calcext:condition calcext:apply-style-name="Neutral" calcext:value="contains-text(&quot;Blocked&quot;)" calcext:base-cell-address="Gallery.C9"/>
          </calcext:conditional-format>
        </calcext:conditional-formats>
      </table:table>
      <table:table table:name="Commissions" table:style-name="ta1">
        <table:table-column table:style-name="co6" table:default-cell-style-name="ce66"/>
        <table:table-column table:style-name="co2" table:default-cell-style-name="ce23"/>
        <table:table-column table:style-name="co2" table:default-cell-style-name="ce76"/>
        <table:table-column table:style-name="co2" table:default-cell-style-name="ce28"/>
        <table:table-row table:style-name="ro2">
          <table:table-cell table:style-name="ce16" office:value-type="string" calcext:value-type="string">
            <text:p>Commissions</text:p>
          </table:table-cell>
          <table:table-cell table:style-name="ce51"/>
          <table:table-cell table:style-name="ce21" office:value-type="string" calcext:value-type="string">
            <text:p>Result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51"/>
          <table:table-cell table:style-name="ce17" office:value-type="string" calcext:value-type="string">
            <text:p>Not Tested</text:p>
          </table:table-cell>
          <table:table-cell table:style-name="ce51" table:formula="of:=COUNTIF([.$C$9:.$C$518]; [.C2])" office:value-type="float" office:value="14" calcext:value-type="float">
            <text:p>14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 table:style-name="ce51"/>
          <table:table-cell table:style-name="ce17" office:value-type="string" calcext:value-type="string">
            <text:p>Pass</text:p>
          </table:table-cell>
          <table:table-cell table:style-name="ce51" table:formula="of:=COUNTIF([.$C$9:.$C$518]; [.C3])" office:value-type="float" office:value="0" calcext:value-type="float">
            <text:p>0</text:p>
          </table:table-cell>
        </table:table-row>
        <table:table-row table:style-name="ro1">
          <table:covered-table-cell table:style-name="ce51"/>
          <table:table-cell table:style-name="ce51"/>
          <table:table-cell table:style-name="ce17" office:value-type="string" calcext:value-type="string">
            <text:p>Fail</text:p>
          </table:table-cell>
          <table:table-cell table:style-name="ce51" table:formula="of:=COUNTIF([.$C$9:.$C$518]; [.C4])" office:value-type="float" office:value="0" calcext:value-type="float">
            <text:p>0</text:p>
          </table:table-cell>
        </table:table-row>
        <table:table-row table:style-name="ro1">
          <table:covered-table-cell table:style-name="ce51"/>
          <table:table-cell table:style-name="ce51"/>
          <table:table-cell table:style-name="ce17" office:value-type="string" calcext:value-type="string">
            <text:p>N/A</text:p>
          </table:table-cell>
          <table:table-cell table:style-name="ce51" table:formula="of:=COUNTIF([.$C$9:.$C$518]; [.C5])" office:value-type="float" office:value="0" calcext:value-type="float">
            <text:p>0</text:p>
          </table:table-cell>
        </table:table-row>
        <table:table-row table:style-name="ro1">
          <table:covered-table-cell table:style-name="ce51"/>
          <table:table-cell table:style-name="ce51"/>
          <table:table-cell table:style-name="ce24" office:value-type="string" calcext:value-type="string">
            <text:p>Blocked</text:p>
          </table:table-cell>
          <table:table-cell table:formula="of:=COUNTIF([.$C$9:.$C$518]; [.C6])" office:value-type="float" office:value="0" calcext:value-type="float">
            <text:p>0</text:p>
          </table:table-cell>
        </table:table-row>
        <table:table-row table:style-name="ro2">
          <table:covered-table-cell table:style-name="ce51"/>
          <table:table-cell table:style-name="ce51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style-name="ce51" table:number-columns-repeated="4"/>
        </table:table-row>
        <table:table-row table:style-name="ro2">
          <table:table-cell table:style-name="ce16" office:value-type="string" calcext:value-type="string">
            <text:p>Commissions page header</text:p>
          </table:table-cell>
          <table:table-cell table:style-name="ce21" office:value-type="string" calcext:value-type="string">
            <text:p>Notes</text:p>
          </table:table-cell>
          <table:table-cell table:style-name="ce74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table:style-name="ce51" office:value-type="string" calcext:value-type="string">
            <text:p>1. From the Home page, navigate to the COMMISSIONS page.</text:p>
          </table:table-cell>
          <table:table-cell table:style-name="ce22"/>
          <table:table-cell table:style-name="ce75"/>
          <table:table-cell table:style-name="ce22"/>
        </table:table-row>
        <table:table-row table:style-name="ro2">
          <table:table-cell office:value-type="string" calcext:value-type="string">
            <text:p>The page header should display the page title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office:value-type="string" calcext:value-type="string">
            <text:p>Page URL should contain “/commissions”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6">
          <table:table-cell table:style-name="ce51" office:value-type="string" calcext:value-type="string">
            <text:p>1. From the Home page, navigate to the COMMISSIONS page.</text:p>
            <text:p>2. Observe the banner at the top of the page.</text:p>
          </table:table-cell>
          <table:table-cell table:style-name="ce22"/>
          <table:table-cell table:style-name="ce75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3">
          <table:table-cell office:value-type="string" calcext:value-type="string">
            <text:p>The “Let’s talk about your project” button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5">
          <table:table-cell table:style-name="ce51" office:value-type="string" calcext:value-type="string">
            <text:p>1. From the Home page, navigate to the COMMISSIONS page.</text:p>
            <text:p>2. Observe the banner at the top of the page.</text:p>
            <text:p>3. Click on the “Let’s talk about your project” button.</text:p>
          </table:table-cell>
          <table:table-cell table:style-name="ce22"/>
          <table:table-cell table:style-name="ce75"/>
          <table:table-cell table:style-name="ce22"/>
        </table:table-row>
        <table:table-row table:style-name="ro2">
          <table:table-cell office:value-type="string" calcext:value-type="string">
            <text:p>The button redirects to the CONTACT page (/contact)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51" table:number-columns-repeated="4"/>
        </table:table-row>
        <table:table-row table:style-name="ro1">
          <table:table-cell table:style-name="ce16" office:value-type="string" calcext:value-type="string">
            <text:p>Commissions page body</text:p>
          </table:table-cell>
          <table:table-cell table:style-name="ce21" office:value-type="string" calcext:value-type="string">
            <text:p>Notes</text:p>
          </table:table-cell>
          <table:table-cell table:style-name="ce74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4">
          <table:table-cell table:style-name="ce51" office:value-type="string" calcext:value-type="string">
            <text:p>1. Navigate to the COMMISSIONS page.</text:p>
            <text:p>2. Observe the sections below the top banner.</text:p>
          </table:table-cell>
          <table:table-cell table:style-name="ce22"/>
          <table:table-cell table:style-name="ce75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office:value-type="string" calcext:value-type="string">
            <text:p>Price indicator for each section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office:value-type="string" calcext:value-type="string">
            <text:p>Text display for each section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4">
          <table:table-cell table:style-name="ce51" office:value-type="string" calcext:value-type="string">
            <text:p>1. Navigate to the COMMISSIONS page.</text:p>
            <text:p>2. Observe the sections “To consider”.</text:p>
          </table:table-cell>
          <table:table-cell table:style-name="ce22"/>
          <table:table-cell table:style-name="ce75"/>
          <table:table-cell table:style-name="ce22"/>
        </table:table-row>
        <table:table-row table:style-name="ro1">
          <table:table-cell office:value-type="string" calcext:value-type="string">
            <text:p>Text displays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office:value-type="string" calcext:value-type="string">
            <text:p>Hyperlink redirects to CONTACT page (/contact)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51" table:number-columns-repeated="4"/>
        </table:table-row>
        <table:table-row table:style-name="ro2">
          <table:table-cell table:style-name="ce16" office:value-type="string" calcext:value-type="string">
            <text:p>Commissions page customer reviews</text:p>
          </table:table-cell>
          <table:table-cell table:style-name="ce21" office:value-type="string" calcext:value-type="string">
            <text:p>Notes</text:p>
          </table:table-cell>
          <table:table-cell table:style-name="ce74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6">
          <table:table-cell table:style-name="ce51" office:value-type="string" calcext:value-type="string">
            <text:p>1. Navigate to the COMMISSIONS page.</text:p>
            <text:p>2. Observe the sections below the “To consider” section.</text:p>
          </table:table-cell>
          <table:table-cell table:style-name="ce22"/>
          <table:table-cell table:style-name="ce75"/>
          <table:table-cell table:style-name="ce22"/>
        </table:table-row>
        <table:table-row table:style-name="ro1">
          <table:table-cell office:value-type="string" calcext:value-type="string">
            <text:p>Text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office:value-type="string" calcext:value-type="string">
            <text:p>Nameof author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office:value-type="string" calcext:value-type="string">
            <text:p>Hyperlink should be linked to the author’s name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51" table:number-columns-repeated="4"/>
        </table:table-row>
        <table:table-row table:style-name="ro2">
          <table:table-cell table:style-name="ce16" office:value-type="string" calcext:value-type="string">
            <text:p>Commissions page GET IN TOUCH</text:p>
          </table:table-cell>
          <table:table-cell table:style-name="ce21" office:value-type="string" calcext:value-type="string">
            <text:p>Notes</text:p>
          </table:table-cell>
          <table:table-cell table:style-name="ce74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7">
          <table:table-cell table:style-name="ce51"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22"/>
          <table:table-cell table:style-name="ce75"/>
          <table:table-cell table:style-name="ce22"/>
        </table:table-row>
        <table:table-row table:style-name="ro2">
          <table:table-cell table:style-name="ce67" office:value-type="string" calcext:value-type="string">
            <text:p>The button redirects to the CONTACT page (/contact)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calcext:conditional-formats>
          <calcext:conditional-format calcext:target-range-address="Commissions.C34:Commissions.C36 Commissions.C9:Commissions.C17 Commissions.C28:Commissions.C32 Commissions.C19:Commissions.C26">
            <calcext:condition calcext:apply-style-name="Good" calcext:value="contains-text(&quot;Pass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Error" calcext:value="contains-text(&quot;Fail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Accent 2" calcext:value="contains-text(&quot;N/A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Neutral" calcext:value="contains-text(&quot;Blocked&quot;)" calcext:base-cell-address="Commissions.C9"/>
          </calcext:conditional-format>
        </calcext:conditional-formats>
      </table:table>
      <table:table table:name="Contact" table:style-name="ta1">
        <table:table-column table:style-name="co5" table:default-cell-style-name="ce51"/>
        <table:table-column table:style-name="co2" table:default-cell-style-name="ce51"/>
        <table:table-column table:style-name="co2" table:default-cell-style-name="ce17"/>
        <table:table-column table:style-name="co2" table:default-cell-style-name="ce51"/>
        <table:table-row table:style-name="ro2">
          <table:table-cell table:style-name="ce16" office:value-type="string" calcext:value-type="string">
            <text:p>Contact</text:p>
          </table:table-cell>
          <table:table-cell/>
          <table:table-cell table:style-name="ce21" office:value-type="string" calcext:value-type="string">
            <text:p>Result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office:value-type="string" calcext:value-type="string">
            <text:p>Not Tested</text:p>
          </table:table-cell>
          <table:table-cell table:formula="of:=COUNTIF([.$C$9:.$C$500]; [.C2])" office:value-type="float" office:value="4" calcext:value-type="float">
            <text:p>4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office:value-type="string" calcext:value-type="string">
            <text:p>Pass</text:p>
          </table:table-cell>
          <table:table-cell table:formula="of:=COUNTIF([.$C$9:.$C$500]; [.C3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Fail</text:p>
          </table:table-cell>
          <table:table-cell table:formula="of:=COUNTIF([.$C$9:.$C$500]; [.C4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formula="of:=COUNTIF([.$C$9:.$C$500]; [.C5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style-name="ce28" table:formula="of:=COUNTIF([.$C$9:.$C$500]; [.C6])" office:value-type="float" office:value="0" calcext:value-type="float">
            <text:p>0</text:p>
          </table:table-cell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51"/>
          <table:table-cell/>
        </table:table-row>
        <table:table-row table:style-name="ro1">
          <table:table-cell table:style-name="ce16" office:value-type="string" calcext:value-type="string">
            <text:p>Section to test</text:p>
          </table:table-cell>
          <table:table-cell table:style-name="ce21" office:value-type="string" calcext:value-type="string">
            <text:p>Notes</text:p>
          </table:table-cell>
          <table:table-cell table:style-name="ce78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1">
          <table:table-cell office:value-type="string" calcext:value-type="string">
            <text:p>1.<text:span text:style-name="T4"> Steps for TC1</text:span></text:p>
          </table:table-cell>
          <table:table-cell table:style-name="ce22"/>
          <table:table-cell table:style-name="ce79"/>
          <table:table-cell table:style-name="ce22"/>
        </table:table-row>
        <table:table-row table:style-name="ro1">
          <table:table-cell table:style-name="ce20" office:value-type="string" calcext:value-type="string">
            <text:p>Expected result for TC1</text:p>
          </table:table-cell>
          <table:table-cell table:style-name="ce23"/>
          <table:table-cell table:style-name="ce80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office:value-type="string" calcext:value-type="string">
            <text:p>1. <text:span text:style-name="T4">Steps for TC2</text:span></text:p>
          </table:table-cell>
          <table:table-cell table:style-name="ce22"/>
          <table:table-cell table:style-name="ce79"/>
          <table:table-cell table:style-name="ce22"/>
        </table:table-row>
        <table:table-row table:style-name="ro1">
          <table:table-cell table:style-name="ce20" office:value-type="string" calcext:value-type="string">
            <text:p>Expected result for TC2</text:p>
          </table:table-cell>
          <table:table-cell table:style-name="ce23"/>
          <table:table-cell table:style-name="ce80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office:value-type="string" calcext:value-type="string">
            <text:p>1. <text:span text:style-name="T4">Steps for TC3</text:span></text:p>
          </table:table-cell>
          <table:table-cell table:style-name="ce22"/>
          <table:table-cell table:style-name="ce79"/>
          <table:table-cell table:style-name="ce22"/>
        </table:table-row>
        <table:table-row table:style-name="ro1">
          <table:table-cell table:style-name="ce20" office:value-type="string" calcext:value-type="string">
            <text:p>Expected result for TC3</text:p>
          </table:table-cell>
          <table:table-cell table:style-name="ce23"/>
          <table:table-cell table:style-name="ce80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office:value-type="string" calcext:value-type="string">
            <text:p>1. <text:span text:style-name="T4">Steps for TC4</text:span></text:p>
          </table:table-cell>
          <table:table-cell table:style-name="ce22"/>
          <table:table-cell table:style-name="ce79"/>
          <table:table-cell table:style-name="ce22"/>
        </table:table-row>
        <table:table-row table:style-name="ro1">
          <table:table-cell table:style-name="ce20" office:value-type="string" calcext:value-type="string">
            <text:p>Expected result for TC4</text:p>
          </table:table-cell>
          <table:table-cell table:style-name="ce23"/>
          <table:table-cell table:style-name="ce80" table:content-validation-name="val1" office:value-type="string" calcext:value-type="string">
            <text:p>Not Tested</text:p>
          </table:table-cell>
          <table:table-cell table:style-name="ce28"/>
        </table:table-row>
        <calcext:conditional-formats>
          <calcext:conditional-format calcext:target-range-address="Contact.C9:Contact.C17">
            <calcext:condition calcext:apply-style-name="Good" calcext:value="contains-text(&quot;Pass&quot;)" calcext:base-cell-address="Contact.C9"/>
          </calcext:conditional-format>
          <calcext:conditional-format calcext:target-range-address="Contact.C9:Contact.C17">
            <calcext:condition calcext:apply-style-name="Error" calcext:value="contains-text(&quot;Fail&quot;)" calcext:base-cell-address="Contact.C9"/>
          </calcext:conditional-format>
          <calcext:conditional-format calcext:target-range-address="Contact.C9:Contact.C17">
            <calcext:condition calcext:apply-style-name="Accent 2" calcext:value="contains-text(&quot;N/A&quot;)" calcext:base-cell-address="Contact.C9"/>
          </calcext:conditional-format>
          <calcext:conditional-format calcext:target-range-address="Contact.C9:Contact.C17">
            <calcext:condition calcext:apply-style-name="Neutral" calcext:value="contains-text(&quot;Blocked&quot;)" calcext:base-cell-address="Contact.C9"/>
          </calcext:conditional-format>
        </calcext:conditional-formats>
      </table:table>
      <table:table table:name="Data" table:style-name="ta2">
        <table:table-column table:style-name="co2" table:default-cell-style-name="ce45"/>
        <table:table-row table:style-name="ro1">
          <table:table-cell table:style-name="ce6" office:value-type="string" calcext:value-type="string">
            <text:p>Results</text:p>
          </table:table-cell>
        </table:table-row>
        <table:table-row table:style-name="ro1">
          <table:table-cell office:value-type="string" calcext:value-type="string">
            <text:p>Not Tested</text:p>
          </table:table-cell>
        </table:table-row>
        <table:table-row table:style-name="ro1"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locked</text:p>
          </table:table-cell>
        </table:table-row>
      </table:table>
      <table:table table:name="Template" table:style-name="ta2">
        <table:table-column table:style-name="co7" table:default-cell-style-name="Default"/>
        <table:table-column table:style-name="co2" table:number-columns-repeated="3" table:default-cell-style-name="Default"/>
        <table:table-column table:style-name="co2" table:default-cell-style-name="ce44"/>
        <table:table-row table:style-name="ro2">
          <table:table-cell table:style-name="ce16" office:value-type="string" calcext:value-type="string">
            <text:p>Template</text:p>
          </table:table-cell>
          <table:table-cell table:style-name="ce51"/>
          <table:table-cell table:style-name="ce21" office:value-type="string" calcext:value-type="string">
            <text:p>Result</text:p>
          </table:table-cell>
          <table:table-cell table:style-name="ce21" office:value-type="string" calcext:value-type="string">
            <text:p>Progress (count)</text:p>
          </table:table-cell>
          <table:table-cell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51"/>
          <table:table-cell table:style-name="ce17" office:value-type="string" calcext:value-type="string">
            <text:p>Not Tested</text:p>
          </table:table-cell>
          <table:table-cell table:style-name="ce51" table:formula="of:=COUNTIF([.$C$9:.$C$500]; [.C2]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1" table:number-rows-spanned="5">
            <text:p><text:span text:style-name="T1">Enter useful info </text:span>here</text:p>
          </table:table-cell>
          <table:table-cell table:style-name="ce51"/>
          <table:table-cell table:style-name="ce17" office:value-type="string" calcext:value-type="string">
            <text:p>Pass</text:p>
          </table:table-cell>
          <table:table-cell table:style-name="ce51" table:formula="of:=COUNTIF([.$C$9:.$C$500]; [.C3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51"/>
          <table:table-cell table:style-name="ce51"/>
          <table:table-cell table:style-name="ce17" office:value-type="string" calcext:value-type="string">
            <text:p>Fail</text:p>
          </table:table-cell>
          <table:table-cell table:style-name="ce51" table:formula="of:=COUNTIF([.$C$9:.$C$500]; [.C4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51"/>
          <table:table-cell table:style-name="ce51"/>
          <table:table-cell table:style-name="ce17" office:value-type="string" calcext:value-type="string">
            <text:p>N/A</text:p>
          </table:table-cell>
          <table:table-cell table:style-name="ce51" table:formula="of:=COUNTIF([.$C$9:.$C$500]; [.C5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51"/>
          <table:table-cell table:style-name="ce51"/>
          <table:table-cell table:style-name="ce24" office:value-type="string" calcext:value-type="string">
            <text:p>Blocked</text:p>
          </table:table-cell>
          <table:table-cell table:style-name="ce28" table:formula="of:=COUNTIF([.$C$9:.$C$500]; [.C6])" office:value-type="float" office:value="0" calcext:value-type="float">
            <text:p>0</text:p>
          </table:table-cell>
          <table:table-cell/>
        </table:table-row>
        <table:table-row table:style-name="ro2">
          <table:covered-table-cell table:style-name="ce51"/>
          <table:table-cell table:style-name="ce51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style-name="ce51" table:number-columns-repeated="4"/>
          <table:table-cell/>
        </table:table-row>
        <table:table-row table:style-name="ro1">
          <table:table-cell table:style-name="ce16" office:value-type="string" calcext:value-type="string">
            <text:p>Section to test</text:p>
          </table:table-cell>
          <table:table-cell table:style-name="ce21" office:value-type="string" calcext:value-type="string">
            <text:p>Notes</text:p>
          </table:table-cell>
          <table:table-cell table:style-name="ce82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/>
        </table:table-row>
        <table:table-row table:style-name="ro1">
          <table:table-cell table:style-name="ce51" office:value-type="string" calcext:value-type="string">
            <text:p>1.<text:span text:style-name="T4"> Steps for TC1</text:span></text:p>
          </table:table-cell>
          <table:table-cell table:style-name="ce22"/>
          <table:table-cell table:style-name="ce83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1</text:p>
          </table:table-cell>
          <table:table-cell table:style-name="ce23"/>
          <table:table-cell table:style-name="ce84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51" office:value-type="string" calcext:value-type="string">
            <text:p>1. <text:span text:style-name="T4">Steps for TC2</text:span></text:p>
          </table:table-cell>
          <table:table-cell table:style-name="ce22"/>
          <table:table-cell table:style-name="ce83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2</text:p>
          </table:table-cell>
          <table:table-cell table:style-name="ce23"/>
          <table:table-cell table:style-name="ce84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51" office:value-type="string" calcext:value-type="string">
            <text:p>1. <text:span text:style-name="T4">Steps for TC3</text:span></text:p>
          </table:table-cell>
          <table:table-cell table:style-name="ce22"/>
          <table:table-cell table:style-name="ce83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3</text:p>
          </table:table-cell>
          <table:table-cell table:style-name="ce23"/>
          <table:table-cell table:style-name="ce84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51" office:value-type="string" calcext:value-type="string">
            <text:p>1. <text:span text:style-name="T4">Steps for TC4</text:span></text:p>
          </table:table-cell>
          <table:table-cell table:style-name="ce22"/>
          <table:table-cell table:style-name="ce83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4</text:p>
          </table:table-cell>
          <table:table-cell table:style-name="ce23"/>
          <table:table-cell table:style-name="ce84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Template.C9:Template.C17">
            <calcext:condition calcext:apply-style-name="Good" calcext:value="contains-text(&quot;Pass&quot;)" calcext:base-cell-address="Template.C9"/>
          </calcext:conditional-format>
          <calcext:conditional-format calcext:target-range-address="Template.C9:Template.C17">
            <calcext:condition calcext:apply-style-name="Error" calcext:value="contains-text(&quot;Fail&quot;)" calcext:base-cell-address="Template.C9"/>
          </calcext:conditional-format>
          <calcext:conditional-format calcext:target-range-address="Template.C9:Template.C17">
            <calcext:condition calcext:apply-style-name="Accent 2" calcext:value="contains-text(&quot;N/A&quot;)" calcext:base-cell-address="Template.C9"/>
          </calcext:conditional-format>
          <calcext:conditional-format calcext:target-range-address="Template.C9:Template.C17">
            <calcext:condition calcext:apply-style-name="Neutral" calcext:value="contains-text(&quot;Blocked&quot;)" calcext:base-cell-address="Template.C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 style:data-style-name="N2" text:time-value="14:26:17.3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1:35:59.743000000</meta:creation-date>
    <dc:date>2024-09-16T15:51:00.144000000</dc:date>
    <meta:editing-duration>PT3H28M11S</meta:editing-duration>
    <meta:editing-cycles>54</meta:editing-cycles>
    <meta:generator>LibreOffice/24.2.5.2$Windows_X86_64 LibreOffice_project/bffef4ea93e59bebbeaf7f431bb02b1a39ee8a59</meta:generator>
    <meta:document-statistic meta:table-count="8" meta:cell-count="360" meta:object-count="0"/>
  </office:meta>
</office:document-meta>
</file>